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9fcad" officeooo:paragraph-rsid="0009fcad"/>
    </style:style>
    <style:style style:name="P2" style:family="paragraph" style:parent-style-name="Standard">
      <style:paragraph-properties fo:text-align="justify" style:justify-single-word="false"/>
      <style:text-properties fo:font-size="12pt" officeooo:rsid="0009fcad" officeooo:paragraph-rsid="0009fcad"/>
    </style:style>
    <style:style style:name="P3" style:family="paragraph" style:parent-style-name="Standard">
      <style:paragraph-properties fo:text-align="justify" style:justify-single-word="false"/>
      <style:text-properties fo:font-size="12pt" officeooo:rsid="000a7fd2" officeooo:paragraph-rsid="000c459f"/>
    </style:style>
    <style:style style:name="P4" style:family="paragraph" style:parent-style-name="Standard">
      <style:paragraph-properties fo:text-align="justify" style:justify-single-word="false"/>
      <style:text-properties fo:font-size="12pt" officeooo:rsid="000c459f" officeooo:paragraph-rsid="000c459f"/>
    </style:style>
    <style:style style:name="P5" style:family="paragraph" style:parent-style-name="Standard">
      <style:paragraph-properties fo:text-align="justify" style:justify-single-word="false"/>
      <style:text-properties fo:font-size="12pt" officeooo:rsid="000c459f" officeooo:paragraph-rsid="000f4ebb"/>
    </style:style>
    <style:style style:name="P6" style:family="paragraph" style:parent-style-name="Standard">
      <style:paragraph-properties fo:text-align="justify" style:justify-single-word="false"/>
      <style:text-properties fo:font-size="12pt" officeooo:rsid="000cc11c" officeooo:paragraph-rsid="000cc11c"/>
    </style:style>
    <style:style style:name="P7" style:family="paragraph" style:parent-style-name="Standard">
      <style:paragraph-properties fo:text-align="justify" style:justify-single-word="false"/>
      <style:text-properties fo:font-size="12pt" officeooo:rsid="000f4ebb" officeooo:paragraph-rsid="000f4ebb"/>
    </style:style>
    <style:style style:name="P8" style:family="paragraph" style:parent-style-name="Standard">
      <style:paragraph-properties fo:text-align="justify" style:justify-single-word="false"/>
      <style:text-properties fo:font-size="12pt" officeooo:rsid="000f4ebb" officeooo:paragraph-rsid="00103ffb"/>
    </style:style>
    <style:style style:name="P9" style:family="paragraph" style:parent-style-name="Standard">
      <style:paragraph-properties fo:text-align="justify" style:justify-single-word="false"/>
      <style:text-properties fo:font-size="12pt" officeooo:rsid="000f4ebb" officeooo:paragraph-rsid="0012f9bb"/>
    </style:style>
    <style:style style:name="P10" style:family="paragraph" style:parent-style-name="Standard">
      <style:paragraph-properties fo:text-align="justify" style:justify-single-word="false"/>
      <style:text-properties fo:font-size="12pt" officeooo:rsid="000fa2fb" officeooo:paragraph-rsid="000fa2fb"/>
    </style:style>
    <style:style style:name="P11" style:family="paragraph" style:parent-style-name="Standard">
      <style:paragraph-properties fo:text-align="justify" style:justify-single-word="false"/>
      <style:text-properties fo:font-size="12pt" officeooo:rsid="000fa2fb" officeooo:paragraph-rsid="0012f9bb"/>
    </style:style>
    <style:style style:name="P12" style:family="paragraph" style:parent-style-name="Standard">
      <style:paragraph-properties fo:text-align="justify" style:justify-single-word="false"/>
      <style:text-properties fo:font-size="12pt" officeooo:rsid="00103ffb" officeooo:paragraph-rsid="00103ffb"/>
    </style:style>
    <style:style style:name="P13" style:family="paragraph" style:parent-style-name="Standard">
      <style:paragraph-properties fo:text-align="justify" style:justify-single-word="false"/>
      <style:text-properties fo:font-size="12pt" fo:font-weight="normal" officeooo:rsid="00114b10" officeooo:paragraph-rsid="00114b10" style:font-weight-asian="normal" style:font-weight-complex="normal"/>
    </style:style>
    <style:style style:name="P14" style:family="paragraph" style:parent-style-name="Standard">
      <style:paragraph-properties fo:text-align="justify" style:justify-single-word="false"/>
      <style:text-properties fo:font-size="12pt" fo:font-weight="normal" officeooo:rsid="00114b10" officeooo:paragraph-rsid="00103ffb" style:font-weight-asian="normal" style:font-weight-complex="normal"/>
    </style:style>
    <style:style style:name="P15" style:family="paragraph" style:parent-style-name="Standard">
      <style:paragraph-properties fo:text-align="justify" style:justify-single-word="false"/>
      <style:text-properties fo:font-size="12pt" fo:font-weight="normal" officeooo:rsid="0014c0de" officeooo:paragraph-rsid="0014c0de" style:font-weight-asian="normal" style:font-weight-complex="normal"/>
    </style:style>
    <style:style style:name="P16" style:family="paragraph" style:parent-style-name="Standard">
      <style:paragraph-properties fo:text-align="justify" style:justify-single-word="false"/>
      <style:text-properties fo:font-size="12pt" fo:font-weight="normal" officeooo:rsid="000c459f" officeooo:paragraph-rsid="000c459f" style:font-weight-asian="normal" style:font-weight-complex="normal"/>
    </style:style>
    <style:style style:name="P17" style:family="paragraph" style:parent-style-name="Standard">
      <style:paragraph-properties fo:text-align="justify" style:justify-single-word="false"/>
      <style:text-properties fo:font-size="12pt" fo:font-weight="normal" officeooo:rsid="000c459f" officeooo:paragraph-rsid="000a7fd2" style:font-weight-asian="normal" style:font-weight-complex="normal"/>
    </style:style>
    <style:style style:name="P18" style:family="paragraph" style:parent-style-name="Standard">
      <style:paragraph-properties fo:text-align="justify" style:justify-single-word="false"/>
      <style:text-properties fo:font-size="12pt" fo:font-weight="normal" officeooo:rsid="000de2dd" officeooo:paragraph-rsid="000de2dd" style:font-weight-asian="normal" style:font-weight-complex="normal"/>
    </style:style>
    <style:style style:name="P19" style:family="paragraph" style:parent-style-name="Standard">
      <style:paragraph-properties fo:text-align="justify" style:justify-single-word="false"/>
      <style:text-properties fo:font-size="12pt" fo:font-weight="normal" officeooo:rsid="000de2dd" officeooo:paragraph-rsid="000f4ebb" style:font-weight-asian="normal" style:font-weight-complex="normal"/>
    </style:style>
    <style:style style:name="P20" style:family="paragraph" style:parent-style-name="Standard">
      <style:paragraph-properties fo:text-align="justify" style:justify-single-word="false"/>
      <style:text-properties fo:font-size="12pt" fo:font-weight="normal" officeooo:rsid="000de2dd" officeooo:paragraph-rsid="000c459f" style:font-weight-asian="normal" style:font-weight-complex="normal"/>
    </style:style>
    <style:style style:name="P21" style:family="paragraph" style:parent-style-name="Standard">
      <style:paragraph-properties fo:text-align="justify" style:justify-single-word="false"/>
      <style:text-properties fo:font-size="12pt" fo:font-weight="normal" officeooo:rsid="000f4ebb" officeooo:paragraph-rsid="000f4ebb" style:font-weight-asian="normal" style:font-weight-complex="normal"/>
    </style:style>
    <style:style style:name="P22" style:family="paragraph" style:parent-style-name="Standard">
      <style:paragraph-properties fo:text-align="justify" style:justify-single-word="false"/>
      <style:text-properties fo:font-size="12pt" fo:font-weight="normal" officeooo:rsid="000fa2fb" officeooo:paragraph-rsid="000f4ebb" style:font-weight-asian="normal" style:font-weight-complex="normal"/>
    </style:style>
    <style:style style:name="P23" style:family="paragraph" style:parent-style-name="Standard">
      <style:paragraph-properties fo:text-align="justify" style:justify-single-word="false"/>
      <style:text-properties fo:font-size="12pt" fo:font-weight="normal" officeooo:rsid="000fa2fb" officeooo:paragraph-rsid="000fa2fb" style:font-weight-asian="normal" style:font-weight-complex="normal"/>
    </style:style>
    <style:style style:name="P24" style:family="paragraph" style:parent-style-name="Standard">
      <style:paragraph-properties fo:text-align="justify" style:justify-single-word="false"/>
      <style:text-properties fo:font-size="12pt" fo:font-weight="normal" officeooo:rsid="000fa2fb" officeooo:paragraph-rsid="00103ffb" style:font-weight-asian="normal" style:font-weight-complex="normal"/>
    </style:style>
    <style:style style:name="P25" style:family="paragraph" style:parent-style-name="Standard">
      <style:paragraph-properties fo:text-align="justify" style:justify-single-word="false"/>
      <style:text-properties fo:font-size="12pt" fo:font-weight="normal" officeooo:rsid="00103ffb" officeooo:paragraph-rsid="0012f9bb" style:font-weight-asian="normal" style:font-weight-complex="normal"/>
    </style:style>
    <style:style style:name="P26" style:family="paragraph" style:parent-style-name="Standard">
      <style:paragraph-properties fo:text-align="justify" style:justify-single-word="false"/>
      <style:text-properties fo:font-size="12pt" fo:font-weight="normal" officeooo:rsid="00103ffb" officeooo:paragraph-rsid="00103ffb" style:font-weight-asian="normal" style:font-weight-complex="normal"/>
    </style:style>
    <style:style style:name="P27" style:family="paragraph" style:parent-style-name="Standard">
      <style:paragraph-properties fo:text-align="justify" style:justify-single-word="false"/>
      <style:text-properties fo:font-size="12pt" fo:font-weight="normal" officeooo:rsid="00103ffb" officeooo:paragraph-rsid="00165566" style:font-weight-asian="normal" style:font-weight-complex="normal"/>
    </style:style>
    <style:style style:name="P28" style:family="paragraph" style:parent-style-name="Standard">
      <style:paragraph-properties fo:text-align="justify" style:justify-single-word="false"/>
      <style:text-properties fo:font-size="12pt" fo:font-weight="normal" officeooo:rsid="0009fcad" officeooo:paragraph-rsid="0009fcad" style:font-weight-asian="normal" style:font-weight-complex="normal"/>
    </style:style>
    <style:style style:name="P29" style:family="paragraph" style:parent-style-name="Standard">
      <style:paragraph-properties fo:text-align="justify" style:justify-single-word="false"/>
      <style:text-properties fo:font-size="12pt" fo:font-weight="normal" officeooo:rsid="00165566" officeooo:paragraph-rsid="00165566" style:font-weight-asian="normal" style:font-weight-complex="normal"/>
    </style:style>
    <style:style style:name="P30" style:family="paragraph" style:parent-style-name="Standard">
      <style:paragraph-properties fo:text-align="justify" style:justify-single-word="false"/>
      <style:text-properties fo:font-size="12pt" fo:font-weight="normal" officeooo:rsid="00165566" officeooo:paragraph-rsid="00216411" style:font-weight-asian="normal" style:font-weight-complex="normal"/>
    </style:style>
    <style:style style:name="P31" style:family="paragraph" style:parent-style-name="Standard">
      <style:paragraph-properties fo:text-align="justify" style:justify-single-word="false"/>
      <style:text-properties fo:font-size="12pt" fo:font-weight="normal" officeooo:rsid="001666a4" officeooo:paragraph-rsid="001666a4" style:font-weight-asian="normal" style:font-weight-complex="normal"/>
    </style:style>
    <style:style style:name="P32" style:family="paragraph" style:parent-style-name="Standard">
      <style:paragraph-properties fo:text-align="justify" style:justify-single-word="false"/>
      <style:text-properties fo:font-size="12pt" fo:font-weight="normal" officeooo:rsid="00173ca4" officeooo:paragraph-rsid="00173ca4" style:font-weight-asian="normal" style:font-weight-complex="normal"/>
    </style:style>
    <style:style style:name="P33" style:family="paragraph" style:parent-style-name="Standard">
      <style:paragraph-properties fo:text-align="justify" style:justify-single-word="false"/>
      <style:text-properties fo:font-size="12pt" fo:font-weight="normal" officeooo:rsid="00173ca4" officeooo:paragraph-rsid="0019f1bb" style:font-weight-asian="normal" style:font-weight-complex="normal"/>
    </style:style>
    <style:style style:name="P34" style:family="paragraph" style:parent-style-name="Standard">
      <style:paragraph-properties fo:text-align="justify" style:justify-single-word="false"/>
      <style:text-properties fo:font-size="12pt" fo:font-weight="normal" officeooo:rsid="0017ad8d" officeooo:paragraph-rsid="0017ad8d" style:font-weight-asian="normal" style:font-weight-complex="normal"/>
    </style:style>
    <style:style style:name="P35" style:family="paragraph" style:parent-style-name="Standard">
      <style:paragraph-properties fo:text-align="justify" style:justify-single-word="false"/>
      <style:text-properties fo:font-size="12pt" fo:font-weight="normal" officeooo:rsid="0017ad8d" officeooo:paragraph-rsid="001b407b" style:font-weight-asian="normal" style:font-weight-complex="normal"/>
    </style:style>
    <style:style style:name="P36" style:family="paragraph" style:parent-style-name="Standard">
      <style:paragraph-properties fo:text-align="justify" style:justify-single-word="false"/>
      <style:text-properties fo:font-size="12pt" fo:font-weight="normal" officeooo:rsid="0017c6f2" officeooo:paragraph-rsid="0017ad8d" style:font-weight-asian="normal" style:font-weight-complex="normal"/>
    </style:style>
    <style:style style:name="P37" style:family="paragraph" style:parent-style-name="Standard">
      <style:paragraph-properties fo:text-align="justify" style:justify-single-word="false"/>
      <style:text-properties fo:font-size="12pt" fo:font-weight="normal" officeooo:rsid="001812a6" officeooo:paragraph-rsid="0017ad8d" style:font-weight-asian="normal" style:font-weight-complex="normal"/>
    </style:style>
    <style:style style:name="P38" style:family="paragraph" style:parent-style-name="Standard">
      <style:paragraph-properties fo:text-align="justify" style:justify-single-word="false"/>
      <style:text-properties fo:font-size="12pt" fo:font-weight="normal" officeooo:rsid="001812a6" officeooo:paragraph-rsid="001812a6" style:font-weight-asian="normal" style:font-weight-complex="normal"/>
    </style:style>
    <style:style style:name="P39" style:family="paragraph" style:parent-style-name="Standard">
      <style:paragraph-properties fo:text-align="justify" style:justify-single-word="false"/>
      <style:text-properties fo:font-size="12pt" fo:font-weight="normal" officeooo:rsid="001812a6" officeooo:paragraph-rsid="0019f1bb" style:font-weight-asian="normal" style:font-weight-complex="normal"/>
    </style:style>
    <style:style style:name="P40" style:family="paragraph" style:parent-style-name="Standard">
      <style:paragraph-properties fo:text-align="justify" style:justify-single-word="false"/>
      <style:text-properties fo:font-size="12pt" fo:font-weight="normal" officeooo:rsid="0019f1bb" officeooo:paragraph-rsid="0019f1bb" style:font-weight-asian="normal" style:font-weight-complex="normal"/>
    </style:style>
    <style:style style:name="P41" style:family="paragraph" style:parent-style-name="Standard">
      <style:paragraph-properties fo:text-align="justify" style:justify-single-word="false"/>
      <style:text-properties fo:font-size="12pt" fo:font-weight="normal" officeooo:rsid="001b407b" officeooo:paragraph-rsid="001b407b" style:font-weight-asian="normal" style:font-weight-complex="normal"/>
    </style:style>
    <style:style style:name="P42" style:family="paragraph" style:parent-style-name="Standard">
      <style:paragraph-properties fo:text-align="justify" style:justify-single-word="false"/>
      <style:text-properties fo:font-size="12pt" fo:font-weight="normal" officeooo:rsid="001d12e2" officeooo:paragraph-rsid="001d12e2" style:font-weight-asian="normal" style:font-weight-complex="normal"/>
    </style:style>
    <style:style style:name="P43" style:family="paragraph" style:parent-style-name="Standard">
      <style:paragraph-properties fo:text-align="justify" style:justify-single-word="false"/>
      <style:text-properties fo:font-size="12pt" fo:font-weight="normal" officeooo:rsid="001eeeb0" officeooo:paragraph-rsid="001eeeb0" style:font-weight-asian="normal" style:font-weight-complex="normal"/>
    </style:style>
    <style:style style:name="P44" style:family="paragraph" style:parent-style-name="Standard">
      <style:paragraph-properties fo:text-align="justify" style:justify-single-word="false"/>
      <style:text-properties fo:font-size="12pt" fo:font-weight="normal" officeooo:rsid="00216411" officeooo:paragraph-rsid="00216411" style:font-weight-asian="normal" style:font-weight-complex="normal"/>
    </style:style>
    <style:style style:name="P45" style:family="paragraph" style:parent-style-name="Standard">
      <style:paragraph-properties fo:text-align="justify" style:justify-single-word="false"/>
      <style:text-properties fo:font-size="12pt" fo:font-weight="normal" officeooo:rsid="00216411" officeooo:paragraph-rsid="002282ad" style:font-weight-asian="normal" style:font-weight-complex="normal"/>
    </style:style>
    <style:style style:name="P46" style:family="paragraph" style:parent-style-name="Standard">
      <style:paragraph-properties fo:text-align="justify" style:justify-single-word="false"/>
      <style:text-properties fo:font-size="12pt" fo:font-weight="normal" officeooo:rsid="00216411" officeooo:paragraph-rsid="00232f1a" style:font-weight-asian="normal" style:font-weight-complex="normal"/>
    </style:style>
    <style:style style:name="P47" style:family="paragraph" style:parent-style-name="Standard">
      <style:paragraph-properties fo:text-align="justify" style:justify-single-word="false"/>
      <style:text-properties fo:font-size="12pt" fo:font-weight="normal" officeooo:rsid="00216411" officeooo:paragraph-rsid="00242450" style:font-weight-asian="normal" style:font-weight-complex="normal"/>
    </style:style>
    <style:style style:name="P48" style:family="paragraph" style:parent-style-name="Standard">
      <style:paragraph-properties fo:text-align="justify" style:justify-single-word="false"/>
      <style:text-properties fo:font-size="12pt" fo:font-weight="normal" officeooo:rsid="00227b5a" officeooo:paragraph-rsid="00227b5a" style:font-weight-asian="normal" style:font-weight-complex="normal"/>
    </style:style>
    <style:style style:name="P49" style:family="paragraph" style:parent-style-name="Standard">
      <style:paragraph-properties fo:text-align="justify" style:justify-single-word="false"/>
      <style:text-properties fo:font-size="12pt" fo:font-weight="normal" officeooo:rsid="002282ad" officeooo:paragraph-rsid="002282ad" style:font-weight-asian="normal" style:font-weight-complex="normal"/>
    </style:style>
    <style:style style:name="P50" style:family="paragraph" style:parent-style-name="Standard">
      <style:paragraph-properties fo:text-align="justify" style:justify-single-word="false"/>
      <style:text-properties fo:font-size="12pt" fo:font-weight="normal" officeooo:rsid="00242450" officeooo:paragraph-rsid="00242450" style:font-weight-asian="normal" style:font-weight-complex="normal"/>
    </style:style>
    <style:style style:name="P51" style:family="paragraph" style:parent-style-name="Standard" style:list-style-name="L1">
      <style:paragraph-properties fo:text-align="justify" style:justify-single-word="false"/>
      <style:text-properties officeooo:rsid="0009fcad" officeooo:paragraph-rsid="0009fcad"/>
    </style:style>
    <style:style style:name="P52" style:family="paragraph" style:parent-style-name="Standard" style:list-style-name="L1">
      <style:paragraph-properties fo:text-align="justify" style:justify-single-word="false"/>
      <style:text-properties fo:font-size="12pt" officeooo:rsid="0009fcad" officeooo:paragraph-rsid="0009fcad"/>
    </style:style>
    <style:style style:name="P53" style:family="paragraph" style:parent-style-name="Standard">
      <style:paragraph-properties fo:text-align="justify" style:justify-single-word="false"/>
      <style:text-properties fo:font-size="12pt" fo:font-weight="normal" officeooo:rsid="000de2dd" officeooo:paragraph-rsid="000c459f" style:font-weight-asian="normal" style:font-weight-complex="normal"/>
    </style:style>
    <style:style style:name="P54" style:family="paragraph" style:parent-style-name="Standard">
      <style:paragraph-properties fo:text-align="justify" style:justify-single-word="false"/>
      <style:text-properties fo:font-size="12pt" fo:font-weight="normal" officeooo:rsid="002282ad" officeooo:paragraph-rsid="002282ad"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a7fd2" style:font-weight-asian="normal" style:font-weight-complex="normal"/>
    </style:style>
    <style:style style:name="T4" style:family="text">
      <style:text-properties fo:font-weight="normal" officeooo:rsid="000c459f" style:font-weight-asian="normal" style:font-weight-complex="normal"/>
    </style:style>
    <style:style style:name="T5" style:family="text">
      <style:text-properties fo:font-weight="normal" officeooo:rsid="000de2dd" style:font-weight-asian="normal" style:font-weight-complex="normal"/>
    </style:style>
    <style:style style:name="T6" style:family="text">
      <style:text-properties fo:font-weight="normal" officeooo:rsid="000f4ebb" style:font-weight-asian="normal" style:font-weight-complex="normal"/>
    </style:style>
    <style:style style:name="T7" style:family="text">
      <style:text-properties fo:font-weight="normal" officeooo:rsid="000fa2fb" style:font-weight-asian="normal" style:font-weight-complex="normal"/>
    </style:style>
    <style:style style:name="T8" style:family="text">
      <style:text-properties fo:font-weight="normal" officeooo:rsid="00103ffb" style:font-weight-asian="normal" style:font-weight-complex="normal"/>
    </style:style>
    <style:style style:name="T9" style:family="text">
      <style:text-properties fo:font-weight="normal" officeooo:rsid="00114b10" style:font-weight-asian="normal" style:font-weight-complex="normal"/>
    </style:style>
    <style:style style:name="T10" style:family="text">
      <style:text-properties fo:font-weight="normal" officeooo:rsid="0012a0fe" style:font-weight-asian="normal" style:font-weight-complex="normal"/>
    </style:style>
    <style:style style:name="T11" style:family="text">
      <style:text-properties fo:font-weight="normal" officeooo:rsid="0012f9bb" style:font-weight-asian="normal" style:font-weight-complex="normal"/>
    </style:style>
    <style:style style:name="T12" style:family="text">
      <style:text-properties fo:font-weight="normal" officeooo:rsid="0014985c" style:font-weight-asian="normal" style:font-weight-complex="normal"/>
    </style:style>
    <style:style style:name="T13" style:family="text">
      <style:text-properties fo:font-weight="normal" officeooo:rsid="0014c0de" style:font-weight-asian="normal" style:font-weight-complex="normal"/>
    </style:style>
    <style:style style:name="T14" style:family="text">
      <style:text-properties fo:font-weight="normal" officeooo:rsid="00165566" style:font-weight-asian="normal" style:font-weight-complex="normal"/>
    </style:style>
    <style:style style:name="T15" style:family="text">
      <style:text-properties officeooo:rsid="0012a0fe"/>
    </style:style>
    <style:style style:name="T16" style:family="text">
      <style:text-properties officeooo:rsid="001666a4"/>
    </style:style>
    <style:style style:name="T17" style:family="text">
      <style:text-properties officeooo:rsid="0017ad8d"/>
    </style:style>
    <style:style style:name="T18" style:family="text">
      <style:text-properties officeooo:rsid="0019f1bb"/>
    </style:style>
    <style:style style:name="T19" style:family="text">
      <style:text-properties officeooo:rsid="001b407b"/>
    </style:style>
    <style:style style:name="T20" style:family="text">
      <style:text-properties officeooo:rsid="001d2cd4"/>
    </style:style>
    <style:style style:name="T21" style:family="text">
      <style:text-properties officeooo:rsid="00216411"/>
    </style:style>
    <style:style style:name="T22" style:family="text">
      <style:text-properties officeooo:rsid="002282ad"/>
    </style:style>
    <style:style style:name="T23" style:family="text">
      <style:text-properties officeooo:rsid="00232f1a"/>
    </style:style>
    <style:style style:name="T24" style:family="text">
      <style:text-properties officeooo:rsid="002424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ntroduction</text:p>
      <text:list xml:id="list4519593691876429154" text:style-name="L1">
        <text:list-header>
          <text:p text:style-name="P51"/>
        </text:list-header>
        <text:list-item>
          <text:p text:style-name="P51">Verified programming</text:p>
        </text:list-item>
        <text:list-item>
          <text:p text:style-name="P51">Dependent Types</text:p>
        </text:list-item>
        <text:list-item>
          <text:p text:style-name="P51">Internal verification vs External verification</text:p>
        </text:list-item>
        <text:list-item>
          <text:p text:style-name="P52">Why Agda – Expressivity</text:p>
        </text:list-item>
        <text:list-item>
          <text:p text:style-name="P52">Invariants</text:p>
        </text:list-item>
        <text:list-item>
          <text:p text:style-name="P52">How dependent types maintain invariants</text:p>
        </text:list-item>
        <text:list-item>
          <text:p text:style-name="P52">How nested types maintain invariants</text:p>
        </text:list-item>
      </text:list>
      <text:p text:style-name="P2"/>
      <text:p text:style-name="P2">Verified programming: <text:s/></text:p>
      <text:p text:style-name="P2"/>
      <text:p text:style-name="P2">Verification of programs’ correctness is paramount for any succesfull application. There are many ways and paradigms used in industry that enforce this ideas. Most commonly, hard-coded tests are run agains the program. In this project I will focus on <text:span text:style-name="T1">formal verification, </text:span><text:span text:style-name="T2">that is, checking that a program is correct under some formal, mathematical modelling, rather than through its behaviour.</text:span></text:p>
      <text:p text:style-name="P2"><text:span text:style-name="T2"><text:tab/></text:span><text:span text:style-name="T3">Formal verification has had succesful application in areas such as <text:s/>cryptography (Criptol), hardware specification (The verification system in Verilog) or compiler construction (CompCert). </text:span></text:p>
      <text:p text:style-name="P3"><text:span text:style-name="T2">A more general approach implies verifying arbitrary software programs. Automated theorem provers such as Coq, Isabelle or Agda achive this goal. Although their principles has been around for </text:span><text:span text:style-name="T4">(..), their industrial application remains still niche (CompCert is an example project using Coq). Isabelle’s open archive of proofs contain</text:span><text:span text:style-name="T13">s</text:span><text:span text:style-name="T4"> mainly proofs </text:span><text:span text:style-name="T13">concerened with mathematical objects</text:span><text:span text:style-name="T4">, with very few </text:span><text:span text:style-name="T13">example of </text:span><text:span text:style-name="T4">algorithms or data structures (</text:span><text:a xlink:type="simple" xlink:href="https://www.isa-afp.org/" text:style-name="Internet_20_link" text:visited-style-name="Visited_20_Internet_20_Link"><text:span text:style-name="T4">https://www.isa-afp.org/</text:span></text:a><text:span text:style-name="T4">).</text:span></text:p>
      <text:p text:style-name="P16"><text:tab/>Languages like Agda (or more recently Idris) have been designed first and foremost as general programming languages, with formal verification capacities on the side. Their development is in a relatively early stage, and are mainly employed for research. </text:p>
      <text:p text:style-name="P16"/>
      <text:p text:style-name="P4"><text:span text:style-name="T4">P</text:span><text:span text:style-name="T2">urpose: <text:s text:c="2"/>– </text:span><text:span text:style-name="T10">HIGH LEVEL VIEW OF THE PROJECT</text:span></text:p>
      <text:p text:style-name="P16"><text:tab/></text:p>
      <text:p text:style-name="P3"><text:span text:style-name="T4">I have attempted via this project to experiment with the expressivity of Agda’s type system, find some of its recurrent weak points and try to overcome them. I will be showing an example of a particularly challenging data structure, the Finger Tree, and prove its correctness. I will be generalising issues that occur, and </text:span><text:span text:style-name="T11">show</text:span><text:span text:style-name="T4"> general solutions for them in Agda.</text:span></text:p>
      <text:p text:style-name="P6"><text:span text:style-name="T4"><text:tab/>A</text:span><text:span text:style-name="T2">ll the running examples will be in Agda, and I will be providing explanations when the syntax becomes cumbersome. </text:span><text:span text:style-name="T5">A more complete description of the syntax and features of Agda are presented in the Appendix.</text:span></text:p>
      <text:p text:style-name="P16"/>
      <text:p text:style-name="P4"><text:span text:style-name="T2">Dependent types: </text:span><text:span text:style-name="T6">(how do I avoid code here) – </text:span><text:span text:style-name="T10">HOW?</text:span></text:p>
      <text:p text:style-name="P16"/>
      <text:p text:style-name="P4"><text:span text:style-name="T2">Coq, Agda or Idris are all programming languages that support dependent types (being base</text:span><text:span text:style-name="T5">d</text:span><text:span text:style-name="T2"> o</text:span><text:span text:style-name="T14">n</text:span><text:span text:style-name="T2"> the Martin Lof type theory). In a dependently typed system, the values and types grammars merge together to form terms. </text:span><text:span text:style-name="T5">This system provides all </text:span><text:span text:style-name="T14">that is </text:span><text:span text:style-name="T5">needed for implementing correct programs </text:span><text:span text:style-name="T14">and formally </text:span><text:span text:style-name="T5">proving correctness of programs. </text:span></text:p>
      <text:p text:style-name="P20"/>
      <text:p text:style-name="P18"><text:tab/>Consider the simple, cannonical example of length-indexed Lists. (Vec):</text:p>
      <text:p text:style-name="P18">- this is a polymorphic list</text:p>
      <text:p text:style-name="P18">- this is polymorphic vec</text:p>
      <text:p text:style-name="P18"/>
      <text:p text:style-name="P18">- this is the sum for nat list.</text:p>
      <text:p text:style-name="P18">- this is the sum for vec list.</text:p>
      <text:p text:style-name="P18"/>
      <text:p text:style-name="P18"><text:soft-page-break/>The programmer no longer needs to assume that the sum function will always receive lists of equal length, or check that at runtime. This is enforced statically, through type checking.</text:p>
      <text:p text:style-name="P21"/>
      <text:p text:style-name="P5"><text:span text:style-name="T6">Internal vs external verification. </text:span><text:span text:style-name="T10">(HOW? )</text:span></text:p>
      <text:p text:style-name="P21"/>
      <text:p text:style-name="P21">There are two main ways of seeing the process of verifying a code. It can be done externally, offline. In this case, the code doesn’t explicitly enforce any properties, they are instead proved by defining dependent terms which have the relevant meaning according to the Curry-Howard isomorphism. </text:p>
      <text:p text:style-name="P21"><text:tab/>Alternatively, <text:s/>the verification can be done internally, via programming the code itself. This implies setting constraints on the typing or arguments and results, as it is done for example in functions that run on Vec. </text:p>
      <text:p text:style-name="P7"><text:span text:style-name="T2"><text:tab/></text:span><text:span text:style-name="T10">The expresivity of Agda allows a seemless combination of both, so I will using it to write this dissertation.</text:span></text:p>
      <text:p text:style-name="P21"/>
      <text:p text:style-name="P21">Why Agda? </text:p>
      <text:p text:style-name="P21"/>
      <text:p text:style-name="P7"><text:span text:style-name="T2">Agda is built based on the predicative Martin Lof theory (cf. Coq, which is based on the non-predicative version). The main reasons for choosing this </text:span><text:span text:style-name="T7">l</text:span><text:span text:style-name="T2">anguage is its relative simplicity – </text:span><text:span text:style-name="T7">both in features and syntax</text:span><text:span text:style-name="T2">, </text:span><text:span text:style-name="T7">and </text:span><text:span text:style-name="T2">suitable learning curve. </text:span><text:span text:style-name="T7">(footnote: A full comparison is given here: </text:span></text:p>
      <text:p text:style-name="P10"><text:a xlink:type="simple" xlink:href="http://wiki.portal.chalmers.se/agda/pmwiki.php?n=Main.AgdaVsCoq" text:style-name="Internet_20_link" text:visited-style-name="Visited_20_Internet_20_Link"><text:span text:style-name="T2">http://wiki.portal.chalmers.se/agda/pmwiki.php?n=Main.AgdaVsCoq</text:span></text:a><text:span text:style-name="T2">)</text:span></text:p>
      <text:p text:style-name="P7"><text:span text:style-name="T2"><text:tab/>I would argue that the lack of tactics, although make</text:span><text:span text:style-name="T7">s</text:span><text:span text:style-name="T2"> development harder, make</text:span><text:span text:style-name="T7">s</text:span><text:span text:style-name="T2"> it easier to observe patterns, errors or issues when programming. This is because everything has to be explicitly stated, rather than ru</text:span><text:span text:style-name="T7">nning a tactic with implicit arguments. As a caveat to this, one can implement their own tactics for Agda, </text:span><text:span text:style-name="T14">using reflection, </text:span><text:span text:style-name="T7">as I am showing with the MonoidSolver in section whatever.</text:span></text:p>
      <text:p text:style-name="P22"/>
      <text:p text:style-name="P10"><text:span text:style-name="T2">Invariants. </text:span><text:span text:style-name="T10">(WHY?)</text:span></text:p>
      <text:p text:style-name="P23"/>
      <text:p text:style-name="P11"><text:span text:style-name="T2"><text:tab/>A main part of the correctness proving is showing that certain invariants hold before and after any method that could potentially alter them. Such invariants could be anything from ‘x has to be greater than y’, ‘</text:span><text:span text:style-name="T8">xs </text:span><text:span text:style-name="T11">is a list of </text:span><text:span text:style-name="T8">even length’, </text:span><text:span text:style-name="T2">‘T is a full binary tree’. </text:span><text:span text:style-name="T11">Classically, the truth value of these statements could be checked through some extra runtime computation </text:span><text:span text:style-name="T14">or </text:span><text:span text:style-name="T11">just simply be assumed by the programmer.</text:span></text:p>
      <text:p text:style-name="P11"><text:span text:style-name="T8"><text:tab/></text:span><text:span text:style-name="T11">With Agda, w</text:span><text:span text:style-name="T8">e can constrain variables by enforcing them or the functions that </text:span><text:span text:style-name="T14">take</text:span><text:span text:style-name="T8"> them as arguments to have certain types.</text:span></text:p>
      <text:p text:style-name="P25"><text:s/></text:p>
      <text:p text:style-name="P26"><text:tab/>The first example, ‘x has to be greater than y’, could be enforced through a dependent type.</text:p>
      <text:p text:style-name="P26">One can either define some dependent type Gnat : Nat → Set, bla bla and set that to be the type of x.</text:p>
      <text:p text:style-name="P26">Another way is to require any function to also take an argument of the depedent type _&lt;_ : Nat → Nat → Set, as such : blablabla</text:p>
      <text:p text:style-name="P26"><text:tab/>The other two examples can be dealt with some structural modification. We can redefine lists to be:</text:p>
      <text:p text:style-name="P12"><text:span text:style-name="T2">– </text:span><text:span text:style-name="T9">pretty pictures</text:span></text:p>
      <text:p text:style-name="P26"><text:tab/>EvenList A : Set </text:p>
      <text:p text:style-name="P26"><text:tab/>[] : EvenList A</text:p>
      <text:p text:style-name="P26"><text:tab/>(_,_)::_ <text:s/>: x → y → EvenList A.</text:p>
      <text:p text:style-name="P27"><text:tab/></text:p>
      <text:p text:style-name="P27">Alternatively, we can :</text:p>
      <text:p text:style-name="P26"><text:tab/>EvenList A : Set </text:p>
      <text:p text:style-name="P26"><text:tab/>[] : EvenList A</text:p>
      <text:p text:style-name="P26"><text:soft-page-break/><text:tab/>_::_ : <text:s/>Pair A → EvenList A</text:p>
      <text:p text:style-name="P24"/>
      <text:p text:style-name="P8"><text:span text:style-name="T7"><text:tab/></text:span><text:span text:style-name="T8">The last example is of particular interest. How can we enforce this property over a tree without encuring a computational cost (as in the case of other balanced data structures). We can think of a tree as a list of lists (each for one level) with lengths of increasing powers of two.</text:span></text:p>
      <text:p text:style-name="P9"><text:span text:style-name="T8"><text:tab/>[ </text:span><text:span text:style-name="T11">[ </text:span><text:span text:style-name="T8">a </text:span><text:span text:style-name="T11">]</text:span><text:span text:style-name="T8"> , [a , a] , [ a , a , a , a] , ….]</text:span></text:p>
      <text:p text:style-name="P9"><text:span text:style-name="T11">A</text:span><text:span text:style-name="T8">lternatively transform this by using the constructor Pair.</text:span></text:p>
      <text:p text:style-name="P26"><text:tab/>[ a , Pair a, Pair (Pair a), … ]</text:p>
      <text:p text:style-name="P12"><text:span text:style-name="T2">Notice that in this declaration, the list is no longer regular, as </text:span><text:span text:style-name="T12">its elements have different types</text:span><text:span text:style-name="T2">. However, the</text:span><text:span text:style-name="T12">y</text:span><text:span text:style-name="T2"> change in a meaningful way. </text:span><text:span text:style-name="T14">Consider, for example.</text:span></text:p>
      <text:p text:style-name="P26"/>
      <text:p text:style-name="P12"><text:span text:style-name="T2"><text:tab/></text:span><text:span text:style-name="T12">data </text:span><text:span text:style-name="T2">BinTree A : Set </text:span><text:span text:style-name="T12">where </text:span></text:p>
      <text:p text:style-name="P26"><text:tab/><text:tab/>Empty: BinTree A</text:p>
      <text:p text:style-name="P26"><text:tab/><text:tab/>Single : A → BinTree A</text:p>
      <text:p text:style-name="P12"><text:span text:style-name="T2"><text:tab/><text:tab/>Branch : Pair A → BinTree (Pair A) </text:span><text:span text:style-name="T9">→ BinTree A</text:span></text:p>
      <text:p text:style-name="P12"><text:span text:style-name="T2">–</text:span><text:span text:style-name="T9"> pretty pictures –</text:span></text:p>
      <text:p text:style-name="P14"/>
      <text:p text:style-name="P12"><text:span text:style-name="T14">This i</text:span><text:span text:style-name="T2">s what Bird and Meertens </text:span><text:span text:style-name="T9">called</text:span><text:span text:style-name="T2"> a Nested Type. </text:span><text:span text:style-name="T13">Other datatypes which have been shown to be expressible as nested types are AVL trees, full 2-3 trees, cyclic lists and square matrices.</text:span></text:p>
      <text:p text:style-name="P14"/>
      <text:p text:style-name="P13">Summary of what follows.</text:p>
      <text:p text:style-name="P13"/>
      <text:p text:style-name="P15">The expressiveness of Agda, which allows combining the previously mentioned concepts, affirms it as an interesting environment to work in.</text:p>
      <text:p text:style-name="P13">In the next section I will show how proofs are generally written in Agda, and explain some of the issues that have to be taken into account. I will introduce work that has been done in the past and I will compare and contrast with the current dissertation. </text:p>
      <text:p text:style-name="P13">In the Implementation section, I will delve into the implementation of the FingerTree, prove correctness of its methods, both related to the internal definitions, but also to it’s functionality as a container data type. I will explore the possibilies of specialising it to other data structures. Finally, I will outline an issue that Nested Typing causes under certain conditions and provide a solution.</text:p>
      <text:p text:style-name="P13">In the Evaluation section ---- nothing yet ----.</text:p>
      <text:p text:style-name="P13"/>
      <text:p text:style-name="P2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9">Preparation</text:p>
      <text:p text:style-name="P29"/>
      <text:p text:style-name="P29">1. Short agda introduction</text:p>
      <text:p text:style-name="P32">2. Functional data structures</text:p>
      <text:p text:style-name="P29"><text:span text:style-name="T17">3</text:span>. Curry Howard Isomoprhism</text:p>
      <text:p text:style-name="P30"><text:span text:style-name="T21">4</text:span>. Termination checking</text:p>
      <text:p text:style-name="P30"/>
      <text:p text:style-name="P29"><text:span text:style-name="T21">5.</text:span> Proofs</text:p>
      <text:p text:style-name="P29"><text:tab/><text:span text:style-name="T17">External vs internal verification – more detail</text:span></text:p>
      <text:p text:style-name="P29"><text:tab/><text:span text:style-name="T17">We use both</text:span></text:p>
      <text:p text:style-name="P29"><text:tab/><text:span text:style-name="T17">Induction : structural induction, well founded induction</text:span></text:p>
      <text:p text:style-name="P29"><text:span text:style-name="T17">6</text:span>. <text:span text:style-name="T16">Views?</text:span></text:p>
      <text:p text:style-name="P31"/>
      <text:p text:style-name="P32">1. Already have this</text:p>
      <text:p text:style-name="P32"/>
      <text:p text:style-name="P32">2. Should read some okasaki here.</text:p>
      <text:p text:style-name="P32"/>
      <text:p text:style-name="P38">Functional datastructures have long thought to be inefficient and beloning soley to academia. Solving past constraints are however turning the tides, with multicores and lots of memory easily accessible. The work of Okasaki, namely his book,“Purely Functional Data Structures”, has gone a great way in solving the imballance between functional datastructures and the vast collection of effiecient imperative structures. His discussion of implicit recursive slowdown and numerical representations of types has inspired the advent of many data structure. An example at which I will come back later is the Finger Tree.</text:p>
      <text:p text:style-name="P38"/>
      <text:p text:style-name="P39">The <text:span text:style-name="T18">main constraint that functional datastructure have imposed on them is that they are persistent. That is, any destructive operation, such as updating an element in a list is expected to preserve in memory both the previous version and the new version. This constraint is not de facto in many imperative implementation (consider updating an element in a C array). Solutions for achieving this goal in an imperative environment are tedious and incur and extra cost. By working functionally, we need to work on top of this constraint – point where the implicit recursive slowdown comes at the rescue.</text:span></text:p>
      <text:p text:style-name="P40"/>
      <text:p text:style-name="P40">Having tackled the problem of efficiency that has been long believed to be an argument agains functional programming, the obvious advantage <text:span text:style-name="T19">of the lack of side effects can be fully appreciated. The lack of side effects makes reasoning about functions a more tractable problem, and therefore aids coming up with verified programs.</text:span></text:p>
      <text:p text:style-name="P33"/>
      <text:p text:style-name="P35">3.</text:p>
      <text:p text:style-name="P41">Dependent types and Curry Howard Isomorphism.</text:p>
      <text:p text:style-name="P41"/>
      <text:p text:style-name="P42">The main mechanism in computer assisted proofs is the observation (due to Curry) that there exists a one-to-one correspondence between propositions in a formal logic and types. The original example is the bijection between the intuitionistic natural deduction and the simply typed lambda calculus. <text:span text:style-name="T20">The predicative quantifiers, exists and forall, defined on members of a certain type could be represented (as introduced by hindely/milner) as dependent types.</text:span></text:p>
      <text:p text:style-name="P42"/>
      <text:p text:style-name="P43">Should have a table between logics and calculi – under curry howard isomoprhism</text:p>
      <text:p text:style-name="P48"><text:span text:style-name="T22"><text:tab/>simply typed lambda calculus <text:s/>- </text:span>natural deduction <text:span text:style-name="T22">(Gentzen)</text:span></text:p>
      <text:p text:style-name="P48"><text:span text:style-name="T22"><text:tab/>polymorphic lambda calculus – </text:span>second order propositional logic </text:p>
      <text:p text:style-name="P49"><text:tab/>system F\omega – ??</text:p>
      <text:p text:style-name="P48"><text:soft-page-break/><text:tab/>calculus of constructions – higher order predicate logic – however you cannot prove induction</text:p>
      <text:p text:style-name="P48"><text:tab/>calculus of inductive constructions – <text:span text:style-name="T22">solves the problem above</text:span> </text:p>
      <text:p text:style-name="P45"><text:tab/><text:span text:style-name="T22">intensional type theory – higher order predicate logic *</text:span></text:p>
      <text:p text:style-name="P44"/>
      <text:p text:style-name="P45">* <text:span text:style-name="T22">I haven’t found any statement of whether one is better than the other.</text:span></text:p>
      <text:p text:style-name="P49"><text:tab/>Neither of them is turing complete – since they force termination </text:p>
      <text:p text:style-name="P45"><text:tab/><text:span text:style-name="T22">CiC allows subtyping like ML – ITT doesn’t</text:span></text:p>
      <text:p text:style-name="P45"><text:tab/><text:span text:style-name="T22">CiC got the inductive part from ITT</text:span></text:p>
      <text:p text:style-name="P45"><text:tab/><text:span text:style-name="T22">CiC differentiates between Prop (the type of propositions) and Type(i), whereas ITT only has Set(i) – (it started off as only having Set, but that is inconsistent because of Russel’s paradox)</text:span></text:p>
      <text:p text:style-name="P45"><text:tab/></text:p>
      <text:p text:style-name="P45"/>
      <text:p text:style-name="P44">In the Martin Lof Type Theory, one can find the following Curry Howard isomorphism (together with the Agda syntax)</text:p>
      <text:p text:style-name="P44"/>
      <text:p text:style-name="P47">⊥ = ∅ <text:s text:c="8"/>⊥</text:p>
      <text:p text:style-name="P47"><text:s/><text:span text:style-name="T23">T </text:span><text:s/>= 1 <text:s text:c="7"/><text:span text:style-name="T24">what does he mean by these?</text:span></text:p>
      <text:p text:style-name="P47">A ∨ B = A + B <text:s text:c="7"/><text:span text:style-name="T24">A ⊎ B </text:span></text:p>
      <text:p text:style-name="P46">A ∧ B = A × B <text:s text:c="7"/><text:span text:style-name="T24">Pair A B</text:span></text:p>
      <text:p text:style-name="P46">A ⊃ B = A → B <text:s text:c="5"/><text:span text:style-name="T24">A → B <text:s text:c="5"/></text:span></text:p>
      <text:p text:style-name="P47">∃x : A.B = Σx : A.B <text:s text:c="5"/>Σ <text:span text:style-name="T24">A B (dependent pair)</text:span></text:p>
      <text:p text:style-name="P46">∀x : A.B = Πx : A.B <text:s text:c="4"/><text:span text:style-name="T24">(x : A) → <text:s/>B x (dependent function)</text:span></text:p>
      <text:p text:style-name="P44"/>
      <text:p text:style-name="P50">4. Termination checking.</text:p>
      <text:p text:style-name="P50"/>
      <text:p text:style-name="P50"/>
      <text:p text:style-name="P50">Agda is also an example of a total programming language. Along with other theorem provers, like Coq, in the tradeoff between Turing completeness and proof of halting, the latter has been chosen. This is because a non-terminating term will damage the logic consistency of the system, thereby making proofs invalid. </text:p>
      <text:p text:style-name="P50"/>
      <text:p text:style-name="P50">Moreover, all the functions need to be total. For example implementing functions such as head or tail must not return an error. This can be mitigated with the Maybe monad, or alternatively by providing the functions with dependent proofs of non-emptiness. Such as:</text:p>
      <text:p text:style-name="P50"/>
      <text:p text:style-name="P50">head’ : forall {n : Nat} (A : Set) \to Vec A (suc n) \to A</text:p>
      <text:p text:style-name="P50">head’ x :: xs = x</text:p>
      <text:p text:style-name="P50"/>
      <text:p text:style-name="P50">The importance of totality is that one can think of any proof or recursive function as a proof by induction.</text:p>
      <text:p text:style-name="P50">First of all, the power of these systems comes from the ability to declare inductive data types, such as the Peano natural numbers, which makes it natural to reason in terms of inductive proofs. </text:p>
      <text:p text:style-name="P50"/>
      <text:p text:style-name="P50">Proving properties about Algebraic Data Types (ADTs) – that is writing functions which take as an argument and ADT (C-H), requires that the function is evaluated for all the possible constructors (otherwise making functions partial).</text:p>
      <text:p text:style-name="P50"/>
      <text:p text:style-name="P50">In the case that the ADTs are also recursive (such as List) – </text:p>
      <text:p text:style-name="P50"><text:s text:c="2"/></text:p>
      <text:p text:style-name="P50"/>
      <text:p text:style-name="P50"/>
      <text:p text:style-name="P50"><text:soft-page-break/></text:p>
      <text:p text:style-name="P50"/>
      <text:p text:style-name="P50"/>
      <text:p text:style-name="P50">*It is worth noting however that all functions for which an upper bound can be calculated can be made to terminate by adding another argument (as time) which decreases at every step.</text:p>
      <text:p text:style-name="P50"/>
      <text:p text:style-name="P50"/>
      <text:p text:style-name="P44"/>
      <text:p text:style-name="P42"/>
      <text:p text:style-name="P42"/>
      <text:p text:style-name="P42"/>
      <text:p text:style-name="P42"/>
      <text:p text:style-name="P42"/>
      <text:p text:style-name="P42"/>
      <text:p text:style-name="P42"/>
      <text:p text:style-name="P42"/>
      <text:p text:style-name="P34">4.</text:p>
      <text:p text:style-name="P34"/>
      <text:p text:style-name="P34">7. Some aside on reflection</text:p>
      <text:p text:style-name="P37"/>
      <text:p text:style-name="P36"/>
      <text:p text:style-name="P34"/>
      <text:p text:style-name="P32"/>
      <text:p text:style-name="P29"/>
      <text:p text:style-name="P22"/>
      <text:p text:style-name="P21"><text:tab/></text:p>
      <text:p text:style-name="P19"/>
      <text:p text:style-name="P19"><text:s/></text:p>
      <text:p text:style-name="P20"/>
      <text:p text:style-name="P17"/>
      <text:p text:style-name="P1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5:32:29.035713699</meta:creation-date>
    <dc:date>2017-03-17T11:12:15.632138523</dc:date>
    <meta:editing-duration>P5DT19H1M45S</meta:editing-duration>
    <meta:editing-cycles>11</meta:editing-cycles>
    <meta:generator>LibreOffice/5.1.6.2$Linux_X86_64 LibreOffice_project/10m0$Build-2</meta:generator>
    <meta:document-statistic meta:table-count="0" meta:image-count="0" meta:object-count="0" meta:page-count="6" meta:paragraph-count="120" meta:word-count="2037" meta:character-count="12333" meta:non-whitespace-character-count="10269"/>
  </office:meta>
</office:document-meta>
</file>